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git config --global user.email "you@example.com"</text:p>
      <text:p text:style-name="Standard"><text:s text:c="2"/>git config --global user.name "Your Name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0:05:09.311996671</meta:creation-date>
    <dc:date>2021-10-23T10:05:24.993549691</dc:date>
    <meta:editing-duration>PT18S</meta:editing-duration>
    <meta:editing-cycles>1</meta:editing-cycles>
    <meta:document-statistic meta:table-count="0" meta:image-count="0" meta:object-count="0" meta:page-count="1" meta:paragraph-count="2" meta:word-count="13" meta:character-count="93" meta:non-whitespace-character-count="80"/>
    <meta:generator>LibreOffice/6.4.7.2$Linux_X86_64 LibreOffice_project/40$Build-2</meta:generator>
  </office:meta>
</office:document-meta>
</file>